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ndaleMono" svg:font-family="AndaleMono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fff12" loext:opacity="100%" style:font-name="AndaleMono" fo:font-size="7pt" style:font-size-asian="7pt" style:font-size-complex="7pt"/>
    </style:style>
    <style:style style:name="T1" style:family="text">
      <style:text-properties fo:color="#2fff12" loext:opacity="100%" style:font-name="AndaleMono" fo:font-size="12pt" style:font-size-asian="12pt"/>
    </style:style>
    <style:style style:name="T2" style:family="text">
      <style:text-properties fo:color="#ffffff" loext:opacity="100%" style:font-name="AndaleMono"/>
    </style:style>
    <style:style style:name="T3" style:family="text">
      <style:text-properties fo:color="#2fff12" loext:opacity="100%" style:font-name="AndaleMono"/>
    </style:style>
    <style:style style:name="T4" style:family="text">
      <style:text-properties fo:color="#00ff00" loext:opacity="100%" style:font-name="AndaleMono"/>
    </style:style>
    <style:style style:name="T5" style:family="text">
      <style:text-properties fo:color="#abd8ff" loext:opacity="100%" style:font-name="AndaleMono"/>
    </style:style>
    <style:style style:name="T6" style:family="text">
      <style:text-properties fo:color="#136607" loext:opacity="100%" style:font-name="Andal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⏺</text:span><text:span text:style-name="T3"> Hier is een volledige beschrijving van alle mogelijke Tesla-schakelscenario's en hoe de software erop reageert. <text:s text:c="43"/></text:span></text:p>
      <text:p text:style-name="P1" loext:marker-style-name="T1"><text:span text:style-name="T3"><text:s text:c="155"/></text:span></text:p>
      <text:p text:style-name="P1" loext:marker-style-name="T1"><text:span text:style-name="T3"><text:s text:c="2"/>--- <text:s text:c="151"/></text:span></text:p>
      <text:p text:style-name="P1" loext:marker-style-name="T1"><text:span text:style-name="T3"><text:s text:c="2"/></text:span><text:span text:style-name="T4">Constanten die het gedrag bepalen</text:span><text:span text:style-name="T3"> <text:s text:c="121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┌────────────────────────────────────┬────────┬─────────────────────────────────────────────────────────────┐ <text:s text:c="45"/></text:span></text:p>
      <text:p text:style-name="P1" loext:marker-style-name="T1"><text:span text:style-name="T3"><text:s text:c="2"/>│ <text:s text:c="12"/>Constante <text:s text:c="13"/>│ Waarde │ <text:s text:c="25"/>Betekenis <text:s text:c="25"/>│ <text:s text:c="45"/></text:span></text:p>
      <text:p text:style-name="P1" loext:marker-style-name="T1"><text:span text:style-name="T3"><text:s text:c="2"/>├────────────────────────────────────┼────────┼─────────────────────────────────────────────────────────────┤</text:span></text:p>
      <text:p text:style-name="P1" loext:marker-style-name="T1"><text:span text:style-name="T3"><text:s text:c="2"/>│ </text:span><text:span text:style-name="T5">EV_DEBOUNCE_STABLE_S</text:span><text:span text:style-name="T3"> <text:s text:c="14"/>│ 20 s <text:s text:c="2"/>│ Minimale tijdspanne van de surplusgeschiedenis vóór starten │ <text:s text:c="45"/></text:span></text:p>
      <text:p text:style-name="P1" loext:marker-style-name="T1"><text:span text:style-name="T3"><text:s text:c="2"/>├────────────────────────────────────┼────────┼─────────────────────────────────────────────────────────────┤</text:span></text:p>
      <text:p text:style-name="P1" loext:marker-style-name="T1"><text:span text:style-name="T3"><text:s text:c="2"/>│ </text:span><text:span text:style-name="T5">EV_FLOOR_PERCENTILE</text:span><text:span text:style-name="T3"> <text:s text:c="15"/>│ 10 % <text:s text:c="2"/>│ Percentiel van de geschiedenis als startlaadstroom <text:s text:c="9"/>│ <text:s text:c="45"/></text:span></text:p>
      <text:p text:style-name="P1" loext:marker-style-name="T1"><text:span text:style-name="T3"><text:s text:c="2"/>├────────────────────────────────────┼────────┼─────────────────────────────────────────────────────────────┤ <text:s text:c="45"/></text:span></text:p>
      <text:p text:style-name="P1" loext:marker-style-name="T1"><text:span text:style-name="T3"><text:s text:c="2"/>│ </text:span><text:span text:style-name="T5">EV_MIN_ON_DURATION_S</text:span><text:span text:style-name="T3"> <text:s text:c="14"/>│ 360 s <text:s/>│ Minimum laadduur vóór forceer-stop mag plaatsvinden <text:s text:c="8"/>│ <text:s text:c="45"/></text:span></text:p>
      <text:p text:style-name="P1" loext:marker-style-name="T1"><text:span text:style-name="T3"><text:s text:c="2"/>├────────────────────────────────────┼────────┼─────────────────────────────────────────────────────────────┤ <text:s text:c="45"/></text:span></text:p>
      <text:p text:style-name="P1" loext:marker-style-name="T1"><text:span text:style-name="T3"><text:s text:c="2"/>│ </text:span><text:span text:style-name="T5">EV_MIN_OFF_DURATION_S</text:span><text:span text:style-name="T3"> <text:s text:c="13"/>│ 300 s <text:s/>│ Cooldown na een PG-gestuurde uitschakeling <text:s text:c="17"/>│</text:span></text:p>
      <text:p text:style-name="P1" loext:marker-style-name="T1"><text:span text:style-name="T3"><text:s text:c="2"/>├────────────────────────────────────┼────────┼─────────────────────────────────────────────────────────────┤ <text:s text:c="45"/></text:span></text:p>
      <text:p text:style-name="P1" loext:marker-style-name="T1"><text:span text:style-name="T3"><text:s text:c="2"/>│ </text:span><text:span text:style-name="T5">EV_WAKE_TIMEOUT_S</text:span><text:span text:style-name="T3"> <text:s text:c="17"/>│ 15 s <text:s text:c="2"/>│ Max. wachttijd na wake-up knop <text:s text:c="29"/>│</text:span></text:p>
      <text:p text:style-name="P1" loext:marker-style-name="T1"><text:span text:style-name="T3"><text:s text:c="2"/>├────────────────────────────────────┼────────┼─────────────────────────────────────────────────────────────┤ <text:s text:c="45"/></text:span></text:p>
      <text:p text:style-name="P1" loext:marker-style-name="T1"><text:span text:style-name="T3"><text:s text:c="2"/>│ </text:span><text:span text:style-name="T5">EV_HYSTERESIS_AMPS</text:span><text:span text:style-name="T3"> <text:s text:c="16"/>│ 1 A <text:s text:c="3"/>│ Minimale ampère-delta voor een set_value call <text:s text:c="14"/>│</text:span></text:p>
      <text:p text:style-name="P1" loext:marker-style-name="T1"><text:span text:style-name="T3"><text:s text:c="2"/>├────────────────────────────────────┼────────┼─────────────────────────────────────────────────────────────┤ <text:s text:c="45"/></text:span></text:p>
      <text:p text:style-name="P1" loext:marker-style-name="T1"><text:span text:style-name="T3"><text:s text:c="2"/>│ </text:span><text:span text:style-name="T5">EV_MIN_UPDATE_INTERVAL_S</text:span><text:span text:style-name="T3"> <text:s text:c="10"/>│ 20 s <text:s text:c="2"/>│ Minimale tijd tussen opeenvolgende set_value calls <text:s text:c="9"/>│</text:span></text:p>
      <text:p text:style-name="P1" loext:marker-style-name="T1"><text:span text:style-name="T3"><text:s text:c="2"/>├────────────────────────────────────┼────────┼─────────────────────────────────────────────────────────────┤ <text:s text:c="45"/></text:span></text:p>
      <text:p text:style-name="P1" loext:marker-style-name="T1"><text:span text:style-name="T3"><text:s text:c="2"/>│ </text:span><text:span text:style-name="T5">EV_RATE_LIMIT_MAX_CALLS</text:span><text:span text:style-name="T3"> <text:s text:c="11"/>│ 12 <text:s text:c="4"/>│ Max. API-calls per venster <text:s text:c="33"/>│</text:span></text:p>
      <text:p text:style-name="P1" loext:marker-style-name="T1"><text:span text:style-name="T3"><text:s text:c="2"/>├────────────────────────────────────┼────────┼─────────────────────────────────────────────────────────────┤ <text:s text:c="45"/></text:span></text:p>
      <text:p text:style-name="P1" loext:marker-style-name="T1"><text:span text:style-name="T3"><text:s text:c="2"/>│ </text:span><text:span text:style-name="T5">EV_RATE_LIMIT_WINDOW_S</text:span><text:span text:style-name="T3"> <text:s text:c="12"/>│ 600 s <text:s/>│ Rate-limiter venster (10 min) <text:s text:c="30"/>│</text:span></text:p>
      <text:p text:style-name="P1" loext:marker-style-name="T1"><text:span text:style-name="T3"><text:s text:c="2"/>├────────────────────────────────────┼────────┼─────────────────────────────────────────────────────────────┤ <text:s text:c="45"/></text:span></text:p>
      <text:p text:style-name="P1" loext:marker-style-name="T1"><text:span text:style-name="T3"><text:s text:c="2"/>│ </text:span><text:span text:style-name="T5">DEFAULT_EV_SOLAR_START_THRESHOLD_W</text:span><text:span text:style-name="T3"> │ 230 W <text:s/>│ Min. surplus om de cascade te beginnen <text:s text:c="21"/>│</text:span></text:p>
      <text:p text:style-name="P1" loext:marker-style-name="T1"><text:span text:style-name="T3"><text:s text:c="2"/>└────────────────────────────────────┴────────┴─────────────────────────────────────────────────────────────┘ <text:s text:c="45"/></text:span></text:p>
      <text:p text:style-name="P1" loext:marker-style-name="T1"><text:span text:style-name="T3"><text:s text:c="60"/></text:span></text:p>
      <text:p text:style-name="P1" loext:marker-style-name="T1"><text:span text:style-name="T3"><text:s text:c="2"/>--- <text:s text:c="151"/></text:span></text:p>
      <text:p text:style-name="P1" loext:marker-style-name="T1"><text:span text:style-name="T3"><text:s text:c="2"/></text:span><text:span text:style-name="T4">State machine</text:span><text:span text:style-name="T3"> <text:s text:c="44"/></text:span></text:p>
      <text:p text:style-name="P2" loext:marker-style-name="T1"/>
      <text:p text:style-name="P1" loext:marker-style-name="T1"><text:span text:style-name="T3"><text:s text:c="2"/>IDLE ──────────────────────────────────────────► WAITING_FOR_STABLE</text:span></text:p>
      <text:p text:style-name="P1" loext:marker-style-name="T1"><text:span text:style-name="T3"><text:s text:c="4"/>▲ <text:s text:c="17"/>surplus &gt; drempel, EV uit <text:s text:c="8"/>│ <text:s text:c="98"/></text:span></text:p>
      <text:p text:style-name="P1" loext:marker-style-name="T1"><text:span text:style-name="T3"><text:s text:c="4"/>│ <text:s text:c="45"/>debounce klaar <text:s text:c="91"/></text:span></text:p>
      <text:p text:style-name="P1" loext:marker-style-name="T1"><text:span text:style-name="T3"><text:s text:c="4"/>│ <text:s text:c="52"/>│ <text:s text:c="97"/></text:span></text:p>
      <text:p text:style-name="P1" loext:marker-style-name="T1"><text:span text:style-name="T3"><text:s text:c="4"/>│◄────────────────────────────────────────────────────┘ <text:s text:c="97"/></text:span></text:p>
      <text:p text:style-name="P1" loext:marker-style-name="T1"><text:span text:style-name="T3"><text:s text:c="4"/>│ <text:s text:c="151"/></text:span></text:p>
      <text:p text:style-name="P1" loext:marker-style-name="T1"><text:span text:style-name="T3"><text:s text:c="4"/>├──► SLEEPING <text:s/>(wake-up verstuurd) ──► IDLE (wakker) of IDLE (timeout)</text:span></text:p>
      <text:p text:style-name="P1" loext:marker-style-name="T1"><text:span text:style-name="T3"><text:s text:c="4"/>│ <text:s text:c="151"/></text:span></text:p>
      <text:p text:style-name="P1" loext:marker-style-name="T1"><text:span text:style-name="T3"><text:s text:c="4"/>├──► CABLE_DISCONNECTED ──► IDLE (kabel herverbonden) <text:s text:c="2"/></text:span></text:p>
      <text:p text:style-name="P1" loext:marker-style-name="T1"><text:span text:style-name="T3"><text:s text:c="4"/>│ <text:s text:c="151"/></text:span></text:p>
      <text:p text:style-name="P1" loext:marker-style-name="T1"><text:span text:style-name="T3"><text:s text:c="4"/>└──► CHARGING ──► IDLE (restore/uitgeschakeld) <text:s text:c="9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--- <text:s text:c="151"/></text:span></text:p>
      <text:p text:style-name="P1" loext:marker-style-name="T1"><text:span text:style-name="T3"><text:s text:c="2"/></text:span><text:span text:style-name="T4">Solar cascade (injectiepreventie)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1. Zonne-overschot gedetecteerd, Tesla staat uit</text:span><text:span text:style-name="T3"> <text:s text:c="9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Trigger:</text:span><text:span text:style-name="T3"> </text:span><text:span text:style-name="T5">consumption &lt; 0</text:span><text:span text:style-name="T3">, Tesla-schakelaar </text:span><text:span text:style-name="T5">"off"</text:span><text:span text:style-name="T3">. <text:s text:c="105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Verloop (alle gates worden in volgorde gecontroleerd):</text:span><text:span text:style-name="T3"> <text:s text:c="100"/></text:span></text:p>
      <text:p text:style-name="P1" loext:marker-style-name="T1"><text:span text:style-name="T3"><text:s text:c="60"/></text:span></text:p>
      <text:p text:style-name="P1" loext:marker-style-name="T1"><text:span text:style-name="T3"><text:s text:c="2"/></text:span><text:span text:style-name="T4">Gate 1 – Kabeldetectie</text:span><text:span text:style-name="T3"> (</text:span><text:span text:style-name="T5">cable_connected</text:span><text:span text:style-name="T3">) <text:s text:c="114"/></text:span></text:p>
      <text:p text:style-name="P1" loext:marker-style-name="T1"><text:span text:style-name="T3"><text:s text:c="2"/>Controleer </text:span><text:span text:style-name="T5">ev_cable_entity</text:span><text:span text:style-name="T3"> (alleen als expliciet geconfigureerd).</text:span></text:p>
      <text:p text:style-name="P1" loext:marker-style-name="T1"><text:span text:style-name="T3"><text:s text:c="2"/>- Staat </text:span><text:span text:style-name="T5">"disconnected"</text:span><text:span text:style-name="T3"> of onbekend-niet-truthy → guard zet naar </text:span><text:span text:style-name="T5">CABLE_DISCONNECTED</text:span><text:span text:style-name="T3">, </text:span><text:span text:style-name="T5">return excess</text:span><text:span text:style-name="T3"> (geen actie). De EV blijft geblokkeerd zolang de kabel <text:s text:c="2"/></text:span></text:p>
      <text:p text:style-name="P1" loext:marker-style-name="T1"><text:span text:style-name="T3"><text:s text:c="2"/>niet erkend wordt. <text:s text:c="136"/></text:span></text:p>
      <text:p text:style-name="P1" loext:marker-style-name="T1"><text:span text:style-name="T3"><text:s text:c="2"/>- Staat in </text:span><text:span text:style-name="T5">{on, true, connected, charging, complete, fully_charged, pending, stopped, starting, nopower, 1}</text:span><text:span text:style-name="T3"> of numeriek &gt; 0 → doorgaan. <text:s text:c="19"/></text:span></text:p>
      <text:p text:style-name="P1" loext:marker-style-name="T1"><text:span text:style-name="T3"><text:s text:c="2"/>- Sensor niet gevonden / </text:span><text:span text:style-name="T5">unavailable</text:span><text:span text:style-name="T3"> / </text:span><text:span text:style-name="T5">unknown</text:span><text:span text:style-name="T3"> → doorgaan (kabel aangenomen). <text:s text:c="77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Gate 2 – Start-drempel</text:span><text:span text:style-name="T3"> <text:s text:c="132"/></text:span></text:p>
      <text:p text:style-name="P1" loext:marker-style-name="T1"><text:span text:style-name="T3"><text:s text:c="2"/></text:span><text:span text:style-name="T5">excess &lt; start_threshold_w (standaard 230 W)</text:span><text:span text:style-name="T3"> én EV uit → </text:span><text:span text:style-name="T5">return excess</text:span><text:span text:style-name="T3"> (te weinig surplus). <text:s text:c="63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Gate 3 – Locatie</text:span><text:span text:style-name="T3"> (</text:span><text:span text:style-name="T5">is_home</text:span><text:span text:style-name="T3">) <text:s text:c="128"/></text:span></text:p>
      <text:p text:style-name="P1" loext:marker-style-name="T1"><text:span text:style-name="T3"><text:s text:c="2"/>Controleer </text:span><text:span text:style-name="T5">ev_location_tracker</text:span><text:span text:style-name="T3">. <text:s text:c="123"/></text:span></text:p>
      <text:p text:style-name="P1" loext:marker-style-name="T1"><text:span text:style-name="T3"><text:s text:c="2"/>- Staat </text:span><text:span text:style-name="T5">"home"</text:span><text:span text:style-name="T3"> / </text:span><text:span text:style-name="T5">"on"</text:span><text:span text:style-name="T3"> / </text:span><text:span text:style-name="T5">"true"</text:span><text:span text:style-name="T3"> / </text:span><text:span text:style-name="T5">"1"</text:span><text:span text:style-name="T3"> → doorgaan. <text:s text:c="106"/></text:span></text:p>
      <text:p text:style-name="P1" loext:marker-style-name="T1"><text:span text:style-name="T3"><text:s text:c="2"/>- Al dan niet aanwezig maar </text:span><text:span text:style-name="T5">"unavailable"</text:span><text:span text:style-name="T3">/</text:span><text:span text:style-name="T5">"unknown"</text:span><text:span text:style-name="T3"> → doorgaan. <text:s text:c="91"/></text:span></text:p>
      <text:p text:style-name="P1" loext:marker-style-name="T1"><text:span text:style-name="T3"><text:s text:c="2"/>- Sensor niet gevonden → doorgaan. <text:s text:c="120"/></text:span></text:p>
      <text:p text:style-name="P1" loext:marker-style-name="T1"><text:span text:style-name="T3"><text:s text:c="2"/>- Andere staat → guard reset naar </text:span><text:span text:style-name="T5">IDLE</text:span><text:span text:style-name="T3">, </text:span><text:span text:style-name="T5">return excess</text:span><text:span text:style-name="T3">. <text:s text:c="100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Gate 4 – Debounce</text:span><text:span text:style-name="T3"> (</text:span><text:span text:style-name="T5">_surplus_floor</text:span><text:span text:style-name="T3">) <text:s text:c="120"/></text:span></text:p>
      <text:p text:style-name="P1" loext:marker-style-name="T1"><text:span text:style-name="T3"><text:s text:c="2"/>Het surplus-history (ringbuffer, max. 60 samples) bouwt zich op over iteraties. Elke iteratie waarbij de EV uit staat én het surplus ≥ start_threshold, <text:s text:c="3"/></text:span></text:p>
      <text:p text:style-name="P1" loext:marker-style-name="T1"><text:span text:style-name="T3"><text:s text:c="2"/>wordt een </text:span><text:span text:style-name="T5">(tijdstip, surplus_W)</text:span><text:span text:style-name="T3"> sample toegevoegd. <text:s text:c="104"/></text:span></text:p>
      <text:p text:style-name="P1" loext:marker-style-name="T1"><text:span text:style-name="T3"><text:s text:c="2"/>- </text:span><text:span text:style-name="T5">len(history) &lt; 2</text:span><text:span text:style-name="T3"> → staat = </text:span><text:span text:style-name="T5">WAITING_FOR_STABLE</text:span><text:span text:style-name="T3">, </text:span><text:span text:style-name="T5">return excess</text:span><text:span text:style-name="T3">.</text:span></text:p>
      <text:p text:style-name="P1" loext:marker-style-name="T1"><text:span text:style-name="T3"><text:s text:c="2"/>- </text:span><text:span text:style-name="T5">span_s &lt; EV_DEBOUNCE_STABLE_S (20 s)</text:span><text:span text:style-name="T3"> → idem. <text:s text:c="108"/></text:span></text:p>
      <text:p text:style-name="P1" loext:marker-style-name="T1"><text:span text:style-name="T3"><text:s text:c="2"/>- Beide tests voorbij: </text:span><text:span text:style-name="T5">floor_w</text:span><text:span text:style-name="T3"> = 10e percentiel van alle waarden in de buffer.</text:span></text:p>
      <text:p text:style-name="P1" loext:marker-style-name="T1"><text:span text:style-name="T3"><text:s text:c="2"/>- </text:span><text:span text:style-name="T5">floor_w ≤ 0</text:span><text:span text:style-name="T3"> → staat = </text:span><text:span text:style-name="T5">WAITING_FOR_STABLE</text:span><text:span text:style-name="T3">, </text:span><text:span text:style-name="T5">return excess</text:span><text:span text:style-name="T3">. <text:s text:c="96"/></text:span></text:p>
      <text:p text:style-name="P1" loext:marker-style-name="T1"><text:span text:style-name="T3"><text:s text:c="2"/>- </text:span><text:span text:style-name="T4">Debounce geslaagd:</text:span><text:span text:style-name="T3"> staat terug naar </text:span><text:span text:style-name="T5">IDLE</text:span><text:span text:style-name="T3">. </text:span><text:span text:style-name="T5">floor_a = max(hw_min_a, min(max_a, floor(floor_w / voltage)))</text:span><text:span text:style-name="T3"> → dit wordt de startlaadstroom. <text:s text:c="17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Gate 5 – Min OFF duration</text:span><text:span text:style-name="T3"> <text:s text:c="129"/></text:span></text:p>
      <text:p text:style-name="P1" loext:marker-style-name="T1"><text:span text:style-name="T3"><text:s text:c="2"/>Alleen actief als PG zelf de vorige uitschakeling deed (</text:span><text:span text:style-name="T5">turned_off_by_pg = True</text:span><text:span text:style-name="T3">). <text:s text:c="73"/></text:span></text:p>
      <text:p text:style-name="P1" loext:marker-style-name="T1"><text:span text:style-name="T3"><text:s text:c="2"/>- </text:span><text:span text:style-name="T5">now − turned_off_at &lt; 300 s</text:span><text:span text:style-name="T3"> → </text:span><text:span text:style-name="T5">return excess</text:span><text:span text:style-name="T3"> (cooldown). <text:s text:c="97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Gate 6 – Redundantiecheck</text:span><text:span text:style-name="T3"> <text:s text:c="129"/></text:span></text:p>
      <text:p text:style-name="P1" loext:marker-style-name="T1"><text:span text:style-name="T3"><text:s text:c="2"/>Als </text:span><text:span text:style-name="T5">last_switch_state == True</text:span><text:span text:style-name="T3"> maar de schakelaar nog steeds uit staat (vorig turn_on commando niet bevestigd door de EV-API): <text:s text:c="29"/></text:span></text:p>
      <text:p text:style-name="P1" loext:marker-style-name="T1"><text:span text:style-name="T3"><text:s text:c="2"/>- Reset </text:span><text:span text:style-name="T5">last_switch_state = None</text:span><text:span text:style-name="T3">, staat = </text:span><text:span text:style-name="T5">IDLE</text:span><text:span text:style-name="T3"> → volgende check probeert opnieuw. <text:s text:c="73"/></text:span></text:p>
      <text:p text:style-name="P1" loext:marker-style-name="T1"><text:span text:style-name="T3"><text:s text:c="157"/></text:span></text:p>
      <text:p text:style-name="P1" loext:marker-style-name="T1"><text:soft-page-break/><text:span text:style-name="T3"><text:s text:c="2"/></text:span><text:span text:style-name="T4">Gate 7 – Wake-up</text:span><text:span text:style-name="T3"> (optioneel) <text:s text:c="126"/></text:span></text:p>
      <text:p text:style-name="P1" loext:marker-style-name="T1"><text:span text:style-name="T3"><text:s text:c="2"/>Als </text:span><text:span text:style-name="T5">ev_wake_button</text:span><text:span text:style-name="T3"> geconfigureerd en </text:span><text:span text:style-name="T5">not is_connected(device)</text:span><text:span text:style-name="T3"> (status-sensor = </text:span><text:span text:style-name="T5">"unavailable"</text:span><text:span text:style-name="T3"> of </text:span><text:span text:style-name="T5">"unknown"</text:span><text:span text:style-name="T3"> terwijl er wél een wake-knop is): <text:s text:c="15"/></text:span></text:p>
      <text:p text:style-name="P1" loext:marker-style-name="T1"><text:span text:style-name="T3"><text:s text:c="2"/>- Staat = </text:span><text:span text:style-name="T5">SLEEPING</text:span><text:span text:style-name="T3">, </text:span><text:span text:style-name="T5">wake_requested_at = now</text:span><text:span text:style-name="T3">. <text:s text:c="110"/></text:span></text:p>
      <text:p text:style-name="P1" loext:marker-style-name="T1"><text:span text:style-name="T3"><text:s text:c="2"/>- </text:span><text:span text:style-name="T5">button.press</text:span><text:span text:style-name="T3"> op de wake-knop (niet-blokkerend). <text:s text:c="105"/></text:span></text:p>
      <text:p text:style-name="P1" loext:marker-style-name="T1"><text:span text:style-name="T3"><text:s text:c="2"/>- Wacht elke 1 seconde tot </text:span><text:span text:style-name="T5">is_connected()</text:span><text:span text:style-name="T3"> True is, max. 15 s. <text:s text:c="93"/></text:span></text:p>
      <text:p text:style-name="P1" loext:marker-style-name="T1"><text:span text:style-name="T3"><text:s text:c="2"/>- </text:span><text:span text:style-name="T4">Wakker binnen 15 s:</text:span><text:span text:style-name="T3"> staat = </text:span><text:span text:style-name="T5">IDLE</text:span><text:span text:style-name="T3">, doorgaan. <text:s text:c="109"/></text:span></text:p>
      <text:p text:style-name="P1" loext:marker-style-name="T1"><text:span text:style-name="T3"><text:s text:c="2"/>- </text:span><text:span text:style-name="T4">Niet wakker na 15 s:</text:span><text:span text:style-name="T3"> staat = </text:span><text:span text:style-name="T5">IDLE</text:span><text:span text:style-name="T3">, </text:span><text:span text:style-name="T5">skip_reason = "Tesla niet wakker na wake-up poging"</text:span><text:span text:style-name="T3">, </text:span><text:span text:style-name="T5">return excess</text:span><text:span text:style-name="T3"> → volgende cyclus herprobeert. <text:s text:c="20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Gate 8 – Rate limiter</text:span><text:span text:style-name="T3"> <text:s text:c="133"/></text:span></text:p>
      <text:p text:style-name="P1" loext:marker-style-name="T1"><text:span text:style-name="T3"><text:s text:c="2"/></text:span><text:span text:style-name="T5">calls_in_window ≥ 12</text:span><text:span text:style-name="T3"> → </text:span><text:span text:style-name="T5">return excess</text:span><text:span text:style-name="T3">. <text:s text:c="117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Actie: turn_on</text:span><text:span text:style-name="T3"> <text:s text:c="43"/></text:span></text:p>
      <text:p text:style-name="P1" loext:marker-style-name="T1"><text:span text:style-name="T3"><text:s text:c="2"/>- Als </text:span><text:span text:style-name="T5">ev_soc_entity</text:span><text:span text:style-name="T3"> geconfigureerd én </text:span><text:span text:style-name="T5">ev_max_soc</text:span><text:span text:style-name="T3"> ingesteld: snapshot bevat eventueel een vers uitgelezen </text:span><text:span text:style-name="T5">original_soc</text:span><text:span text:style-name="T3"> (herbevraging als Tesla net wakker <text:s text:c="2"/></text:span></text:p>
      <text:p text:style-name="P1" loext:marker-style-name="T1"><text:span text:style-name="T3"><text:s text:c="2"/>was). Dan </text:span><text:span text:style-name="T5">number.set_value</text:span><text:span text:style-name="T3"> naar </text:span><text:span text:style-name="T5">ev_max_soc</text:span><text:span text:style-name="T3"> zodat de Tesla de lading accepteert. <text:s text:c="75"/></text:span></text:p>
      <text:p text:style-name="P1" loext:marker-style-name="T1"><text:span text:style-name="T3"><text:s text:c="2"/>- </text:span><text:span text:style-name="T5">switch.turn_on</text:span><text:span text:style-name="T3"> op </text:span><text:span text:style-name="T5">ev_switch_entity</text:span><text:span text:style-name="T3">. <text:s text:c="41"/></text:span></text:p>
      <text:p text:style-name="P1" loext:marker-style-name="T1"><text:span text:style-name="T3"><text:s text:c="4"/>- Bij </text:span><text:span text:style-name="T5">HomeAssistantError</text:span><text:span text:style-name="T3">: </text:span><text:span text:style-name="T5">return excess</text:span><text:span text:style-name="T3"> (volgende cyclus herprobeert, rate limiter NIET verhoogd). <text:s text:c="54"/></text:span></text:p>
      <text:p text:style-name="P1" loext:marker-style-name="T1"><text:span text:style-name="T3"><text:s text:c="2"/>- Rate limiter +1, </text:span><text:span text:style-name="T5">guard.state = CHARGING</text:span><text:span text:style-name="T3">, </text:span><text:span text:style-name="T5">last_switch_state = True</text:span><text:span text:style-name="T3">, </text:span><text:span text:style-name="T5">turned_on_at = now</text:span><text:span text:style-name="T3">, </text:span><text:span text:style-name="T5">surplus_history.clear()</text:span><text:span text:style-name="T3">.</text:span></text:p>
      <text:p text:style-name="P1" loext:marker-style-name="T1"><text:span text:style-name="T3"><text:s text:c="2"/>- Indien </text:span><text:span text:style-name="T5">ev_current_entity</text:span><text:span text:style-name="T3"> geconfigureerd: </text:span><text:span text:style-name="T5">number.set_value</text:span><text:span text:style-name="T3"> naar </text:span><text:span text:style-name="T5">floor_a</text:span><text:span text:style-name="T3">, rate limiter +1. <text:s text:c="64"/></text:span></text:p>
      <text:p text:style-name="P1" loext:marker-style-name="T1"><text:span text:style-name="T3"><text:s text:c="2"/>- </text:span><text:span text:style-name="T5">solar_tracker.start_solar_measurement(...)</text:span><text:span text:style-name="T3"> gestart. <text:s text:c="101"/></text:span></text:p>
      <text:p text:style-name="P1" loext:marker-style-name="T1"><text:span text:style-name="T3"><text:s text:c="2"/>- </text:span><text:span text:style-name="T5">return excess − (floor_a × voltage)</text:span><text:span text:style-name="T3">. <text:s text:c="116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--- <text:s text:c="151"/></text:span></text:p>
      <text:p text:style-name="P1" loext:marker-style-name="T1"><text:span text:style-name="T3"><text:s text:c="2"/></text:span><text:span text:style-name="T4">2. Tesla staat al aan (handmatige start gedetecteerd)</text:span><text:span text:style-name="T3"> <text:s text:c="101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Trigger:</text:span><text:span text:style-name="T3"> </text:span><text:span text:style-name="T5">sw_on = True</text:span><text:span text:style-name="T3"> maar </text:span><text:span text:style-name="T5">guard.last_switch_state is not True</text:span><text:span text:style-name="T3"> (PG heeft hem niet zelf aangezet).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Reactie:</text:span><text:span text:style-name="T3"> Guard overneemt de staat: </text:span><text:span text:style-name="T5">state = CHARGING</text:span><text:span text:style-name="T3">, </text:span><text:span text:style-name="T5">last_switch_state = True</text:span><text:span text:style-name="T3">, </text:span><text:span text:style-name="T5">turned_on_at = now</text:span><text:span text:style-name="T3">, </text:span><text:span text:style-name="T5">turned_off_at = None</text:span><text:span text:style-name="T3">, </text:span><text:span text:style-name="T5">turned_off_by_pg = False</text:span><text:span text:style-name="T3">, <text:s text:c="8"/></text:span></text:p>
      <text:p text:style-name="P1" loext:marker-style-name="T1"><text:span text:style-name="T3"><text:s text:c="2"/></text:span><text:span text:style-name="T5">surplus_history.clear()</text:span><text:span text:style-name="T3">. De laadstroom wordt hierna gewoon aangepast in de "EV staat al aan"-sectie. <text:s text:c="54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--- <text:s text:c="54"/></text:span></text:p>
      <text:p text:style-name="P1" loext:marker-style-name="T1"><text:span text:style-name="T3"><text:s text:c="2"/></text:span><text:span text:style-name="T4">3. Tesla laadt, surplus verandert → laadstroom aanpassen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Trigger:</text:span><text:span text:style-name="T3"> </text:span><text:span text:style-name="T5">sw_on = True</text:span><text:span text:style-name="T3">, surplus wijzigt.</text:span></text:p>
      <text:p text:style-name="P1" loext:marker-style-name="T1"><text:span text:style-name="T3"><text:s text:c="157"/></text:span></text:p>
      <text:p text:style-name="P1" loext:marker-style-name="T1"><text:span text:style-name="T3"><text:s text:c="2"/>Herberekening: </text:span><text:span text:style-name="T5">total_for_ev_w = current_a × voltage + excess</text:span><text:span text:style-name="T3">, </text:span><text:span text:style-name="T5">new_a = ceil(total_for_ev_w / voltage)</text:span><text:span text:style-name="T3">, afgebakend op </text:span><text:span text:style-name="T5">[hw_min_a, max_a]</text:span><text:span text:style-name="T3">. <text:s text:c="20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Guards voor set_value: <text:s text:c="132"/></text:span></text:p>
      <text:p text:style-name="P1" loext:marker-style-name="T1"><text:span text:style-name="T3"><text:s text:c="2"/>- </text:span><text:span text:style-name="T4">Redundantie:</text:span><text:span text:style-name="T3"> </text:span><text:span text:style-name="T5">new_a == ceil(current_a)</text:span><text:span text:style-name="T3"> → overslaan. <text:s text:c="5"/></text:span></text:p>
      <text:p text:style-name="P1" loext:marker-style-name="T1"><text:span text:style-name="T3"><text:s text:c="2"/>- </text:span><text:span text:style-name="T4">Hysteresis:</text:span><text:span text:style-name="T3"> </text:span><text:span text:style-name="T5">|new_a − last_sent_amps| &lt; 1 A</text:span><text:span text:style-name="T3"> → overslaan. <text:s text:c="97"/></text:span></text:p>
      <text:p text:style-name="P1" loext:marker-style-name="T1"><text:span text:style-name="T3"><text:s text:c="2"/>- </text:span><text:span text:style-name="T4">Min update interval:</text:span><text:span text:style-name="T3"> </text:span><text:span text:style-name="T5">now − last_current_update &lt; 20 s</text:span><text:span text:style-name="T3"> → overslaan.</text:span></text:p>
      <text:p text:style-name="P1" loext:marker-style-name="T1"><text:span text:style-name="T3"><text:s text:c="2"/>- </text:span><text:span text:style-name="T4">Rate limiter:</text:span><text:span text:style-name="T3"> vol → overslaan (huidige stroom aangehouden). <text:s text:c="93"/></text:span></text:p>
      <text:p text:style-name="P1" loext:marker-style-name="T1"><text:span text:style-name="T3"><text:s text:c="2"/>- Geslaagd: </text:span><text:span text:style-name="T5">number.set_value</text:span><text:span text:style-name="T3">, rate limiter +1, </text:span><text:span text:style-name="T5">last_sent_amps = new_a</text:span><text:span text:style-name="T3">, </text:span><text:span text:style-name="T5">last_current_update = now</text:span><text:span text:style-name="T3">. <text:s text:c="57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--- <text:s text:c="151"/></text:span></text:p>
      <text:p text:style-name="P1" loext:marker-style-name="T1"><text:span text:style-name="T3"><text:s text:c="2"/></text:span><text:span text:style-name="T4">4. Surplus verdwijnt, Tesla uitschakelen (restore)</text:span><text:span text:style-name="T3"> <text:s text:c="104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Trigger:</text:span><text:span text:style-name="T3"> </text:span><text:span text:style-name="T5">consumption ≥ 0</text:span><text:span text:style-name="T3">, snapshot van dit apparaat bestaat in </text:span><text:span text:style-name="T5">_inject_snapshots</text:span><text:span text:style-name="T3">.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5">check_restore</text:span><text:span text:style-name="T3"> → </text:span><text:span text:style-name="T5">_restore_device</text:span><text:span text:style-name="T3"> → </text:span><text:span text:style-name="T5">ev_guard.restore(snapshot.original_state = "off")</text:span><text:span text:style-name="T3">. <text:s text:c="70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- </text:span><text:span text:style-name="T5">sw_state.state != "off"</text:span><text:span text:style-name="T3"> (EV nog aan): <text:s text:c="115"/></text:span></text:p>
      <text:p text:style-name="P1" loext:marker-style-name="T1"><text:span text:style-name="T3"><text:s text:c="4"/>- SOC-limiet herstellen: </text:span><text:span text:style-name="T5">number.set_value</text:span><text:span text:style-name="T3"> op </text:span><text:span text:style-name="T5">ev_soc_entity</text:span><text:span text:style-name="T3"> naar </text:span><text:span text:style-name="T5">original_soc</text:span><text:span text:style-name="T3"> (fallback 80 % als onbekend).</text:span></text:p>
      <text:p text:style-name="P1" loext:marker-style-name="T1"><text:span text:style-name="T3"><text:s text:c="4"/>- Laadstroom herstellen: </text:span><text:span text:style-name="T5">number.set_value</text:span><text:span text:style-name="T3"> op </text:span><text:span text:style-name="T5">ev_current_entity</text:span><text:span text:style-name="T3"> naar </text:span><text:span text:style-name="T5">original_current</text:span><text:span text:style-name="T3"> (of hw_min). <text:s text:c="55"/></text:span></text:p>
      <text:p text:style-name="P1" loext:marker-style-name="T1"><text:span text:style-name="T3"><text:s text:c="4"/>- </text:span><text:span text:style-name="T5">switch.turn_off</text:span><text:span text:style-name="T3">. <text:s text:c="134"/></text:span></text:p>
      <text:p text:style-name="P1" loext:marker-style-name="T1"><text:span text:style-name="T3"><text:s text:c="4"/>- </text:span><text:span text:style-name="T5">solar_tracker.complete_solar_calculation(...)</text:span><text:span text:style-name="T3"> afgerond (kWh + €). <text:s text:c="85"/></text:span></text:p>
      <text:p text:style-name="P1" loext:marker-style-name="T1"><text:span text:style-name="T3"><text:s text:c="4"/>- </text:span><text:span text:style-name="T5">guard.state = IDLE</text:span><text:span text:style-name="T3">, </text:span><text:span text:style-name="T5">turned_off_at = now</text:span><text:span text:style-name="T3">, </text:span><text:span text:style-name="T5">turned_off_by_pg = True</text:span><text:span text:style-name="T3">, </text:span><text:span text:style-name="T5">surplus_history.clear()</text:span><text:span text:style-name="T3">. <text:s text:c="60"/></text:span></text:p>
      <text:p text:style-name="P1" loext:marker-style-name="T1"><text:span text:style-name="T3"><text:s text:c="2"/>- </text:span><text:span text:style-name="T5">sw_state.state == "off"</text:span><text:span text:style-name="T3"> (Tesla al uit, bijv. SOC-limiet bereikt):</text:span></text:p>
      <text:p text:style-name="P1" loext:marker-style-name="T1"><text:span text:style-name="T3"><text:s text:c="4"/>- SOC-limiet herstellen. <text:s text:c="128"/></text:span></text:p>
      <text:p text:style-name="P1" loext:marker-style-name="T1"><text:span text:style-name="T3"><text:s text:c="4"/>- </text:span><text:span text:style-name="T5">solar_tracker.complete_solar_calculation(...)</text:span><text:span text:style-name="T3"> afgerond.</text:span></text:p>
      <text:p text:style-name="P1" loext:marker-style-name="T1"><text:span text:style-name="T3"><text:s text:c="4"/>- </text:span><text:span text:style-name="T5">guard.state = IDLE</text:span><text:span text:style-name="T3">, </text:span><text:span text:style-name="T5">surplus_history.clear()</text:span><text:span text:style-name="T3"> (turned_off_by_pg wordt </text:span><text:span text:style-name="T4">niet</text:span><text:span text:style-name="T3"> gezet). <text:s text:c="70"/></text:span></text:p>
      <text:p text:style-name="P1" loext:marker-style-name="T1"><text:span text:style-name="T3"><text:s text:c="2"/>- Snapshot verwijderd uit </text:span><text:span text:style-name="T5">_inject_snapshots</text:span><text:span text:style-name="T3">. <text:s text:c="110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--- <text:s text:c="151"/></text:span></text:p>
      <text:p text:style-name="P1" loext:marker-style-name="T1"><text:span text:style-name="T3"><text:s text:c="2"/></text:span><text:span text:style-name="T4">5. Kabel ontkoppeld terwijl Tesla aan het laden is</text:span><text:span text:style-name="T3"> <text:s text:c="7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Trigger:</text:span><text:span text:style-name="T3"> </text:span><text:span text:style-name="T5">cable_connected()</text:span><text:span text:style-name="T3"> returns </text:span><text:span text:style-name="T5">False</text:span><text:span text:style-name="T3"> én </text:span><text:span text:style-name="T5">sw_on = True</text:span><text:span text:style-name="T3">.</text:span></text:p>
      <text:p text:style-name="P1" loext:marker-style-name="T1"><text:span text:style-name="T3"><text:s text:c="157"/></text:span></text:p>
      <text:p text:style-name="P1" loext:marker-style-name="T1"><text:span text:style-name="T3"><text:s text:c="2"/>- Rate limiter check → </text:span><text:span text:style-name="T5">switch.turn_off</text:span><text:span text:style-name="T3">. <text:s text:c="115"/></text:span></text:p>
      <text:p text:style-name="P1" loext:marker-style-name="T1"><text:span text:style-name="T3"><text:s text:c="2"/>- SOC-limiet herstellen (via snapshot). <text:s text:c="115"/></text:span></text:p>
      <text:p text:style-name="P1" loext:marker-style-name="T1"><text:span text:style-name="T3"><text:s text:c="2"/>- </text:span><text:span text:style-name="T5">guard.state = CABLE_DISCONNECTED</text:span><text:span text:style-name="T3">, </text:span><text:span text:style-name="T5">last_switch_state = False</text:span><text:span text:style-name="T3">, </text:span><text:span text:style-name="T5">surplus_history.clear()</text:span><text:span text:style-name="T3">. <text:s text:c="67"/></text:span></text:p>
      <text:p text:style-name="P1" loext:marker-style-name="T1"><text:span text:style-name="T3"><text:s text:c="2"/>- </text:span><text:span text:style-name="T5">return excess</text:span><text:span text:style-name="T3"> (overschot onverwerkt — correct, geen laad-energie meer beschikbaar). <text:s text:c="69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6">▎</text:span><text:span text:style-name="T3"> Opmerking: </text:span><text:span text:style-name="T5">turned_off_by_pg</text:span><text:span text:style-name="T3"> wordt hier </text:span><text:span text:style-name="T4">niet</text:span><text:span text:style-name="T3"> gezet. De min OFF-cooldown geldt dus niet bij de volgende poging na heraansluiting. <text:s text:c="25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--- <text:s text:c="151"/></text:span></text:p>
      <text:p text:style-name="P1" loext:marker-style-name="T1"><text:span text:style-name="T3"><text:s text:c="2"/></text:span><text:span text:style-name="T4">6. Kabel niet aangesloten, Tesla staat al uit</text:span><text:span text:style-name="T3"> <text:s text:c="12"/></text:span></text:p>
      <text:p text:style-name="P1" loext:marker-style-name="T1"><text:span text:style-name="T3"><text:s text:c="47"/></text:span></text:p>
      <text:p text:style-name="P1" loext:marker-style-name="T1"><text:span text:style-name="T3"><text:s text:c="2"/></text:span><text:span text:style-name="T4">Eerste keer:</text:span><text:span text:style-name="T3"> </text:span><text:span text:style-name="T5">guard.state ≠ CABLE_DISCONNECTED</text:span><text:span text:style-name="T3">:</text:span></text:p>
      <text:p text:style-name="P1" loext:marker-style-name="T1"><text:span text:style-name="T3"><text:s text:c="2"/>- Staat → </text:span><text:span text:style-name="T5">CABLE_DISCONNECTED</text:span><text:span text:style-name="T3">, skip_reason gezet. <text:s text:c="106"/></text:span></text:p>
      <text:p text:style-name="P1" loext:marker-style-name="T1"><text:span text:style-name="T3"><text:s text:c="2"/>- Als er een snapshot met </text:span><text:span text:style-name="T5">original_state = "off"</text:span><text:span text:style-name="T3"> bestaat: SOC-limiet herstellen (preventief). <text:s text:c="61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Volgende keren:</text:span><text:span text:style-name="T3"> </text:span><text:span text:style-name="T5">guard.state == CABLE_DISCONNECTED</text:span><text:span text:style-name="T3"> → stille debug-log, </text:span><text:span text:style-name="T5">return excess</text:span><text:span text:style-name="T3">. <text:s text:c="70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--- <text:s text:c="151"/></text:span></text:p>
      <text:p text:style-name="P1" loext:marker-style-name="T1"><text:span text:style-name="T3"><text:s text:c="2"/></text:span><text:span text:style-name="T4">7. Kabel opnieuw aangesloten</text:span><text:span text:style-name="T3"> <text:s text:c="126"/></text:span></text:p>
      <text:p text:style-name="P1" loext:marker-style-name="T1"><text:soft-page-break/><text:span text:style-name="T3"><text:s text:c="157"/></text:span></text:p>
      <text:p text:style-name="P1" loext:marker-style-name="T1"><text:span text:style-name="T3"><text:s text:c="2"/></text:span><text:span text:style-name="T4">Trigger:</text:span><text:span text:style-name="T3"> </text:span><text:span text:style-name="T5">cable_connected()</text:span><text:span text:style-name="T3"> returns opnieuw </text:span><text:span text:style-name="T5">True</text:span><text:span text:style-name="T3"> terwijl </text:span><text:span text:style-name="T5">guard.state == CABLE_DISCONNECTED</text:span><text:span text:style-name="T3">.</text:span></text:p>
      <text:p text:style-name="P1" loext:marker-style-name="T1"><text:span text:style-name="T3"><text:s text:c="157"/></text:span></text:p>
      <text:p text:style-name="P1" loext:marker-style-name="T1"><text:span text:style-name="T3"><text:s text:c="2"/>- </text:span><text:span text:style-name="T5">guard.state = IDLE</text:span><text:span text:style-name="T3">, </text:span><text:span text:style-name="T5">surplus_history.clear()</text:span><text:span text:style-name="T3">. <text:s text:c="108"/></text:span></text:p>
      <text:p text:style-name="P1" loext:marker-style-name="T1"><text:span text:style-name="T3"><text:s text:c="2"/>- Daarna hervat het normale evaluatieproces (debounce, min_off, etc.).</text:span></text:p>
      <text:p text:style-name="P1" loext:marker-style-name="T1"><text:span text:style-name="T3"><text:s text:c="157"/></text:span></text:p>
      <text:p text:style-name="P1" loext:marker-style-name="T1"><text:span text:style-name="T3"><text:s text:c="2"/>--- <text:s text:c="54"/></text:span></text:p>
      <text:p text:style-name="P1" loext:marker-style-name="T1"><text:span text:style-name="T3"><text:s text:c="2"/></text:span><text:span text:style-name="T4">8. Tesla niet thuis</text:span><text:span text:style-name="T3"> <text:s text:c="135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Trigger:</text:span><text:span text:style-name="T3"> </text:span><text:span text:style-name="T5">ev_location_tracker</text:span><text:span text:style-name="T3"> rapporteert iets anders dan </text:span><text:span text:style-name="T5">"home"/"on"/"true"/"1"</text:span><text:span text:style-name="T3">.</text:span></text:p>
      <text:p text:style-name="P1" loext:marker-style-name="T1"><text:span text:style-name="T3"><text:s text:c="157"/></text:span></text:p>
      <text:p text:style-name="P1" loext:marker-style-name="T1"><text:span text:style-name="T3"><text:s text:c="2"/>- Eerste keer (</text:span><text:span text:style-name="T5">guard.state ≠ IDLE</text:span><text:span text:style-name="T3">): staat reset naar </text:span><text:span text:style-name="T5">IDLE</text:span><text:span text:style-name="T3">, </text:span><text:span text:style-name="T5">surplus_history.clear()</text:span><text:span text:style-name="T3">. <text:s text:c="71"/></text:span></text:p>
      <text:p text:style-name="P1" loext:marker-style-name="T1"><text:span text:style-name="T3"><text:s text:c="2"/>- Elke iteratie: </text:span><text:span text:style-name="T5">skip_reason = "EV niet thuis"</text:span><text:span text:style-name="T3">, </text:span><text:span text:style-name="T5">return excess</text:span><text:span text:style-name="T3">. <text:s text:c="92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--- <text:s text:c="54"/></text:span></text:p>
      <text:p text:style-name="P1" loext:marker-style-name="T1"><text:span text:style-name="T3"><text:s text:c="2"/></text:span><text:span text:style-name="T4">Peak cascade (piekbeperking)</text:span><text:span text:style-name="T3"> <text:s text:c="126"/></text:span></text:p>
      <text:p text:style-name="P1" loext:marker-style-name="T1"><text:span text:style-name="T3"><text:s text:c="60"/></text:span></text:p>
      <text:p text:style-name="P1" loext:marker-style-name="T1"><text:span text:style-name="T3"><text:s text:c="2"/></text:span><text:span text:style-name="T4">9. Piek dreigt, Tesla laadt → laadstroom verlagen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Trigger:</text:span><text:span text:style-name="T3"> </text:span><text:span text:style-name="T5">consumption &gt; 0</text:span><text:span text:style-name="T3">, </text:span><text:span text:style-name="T5">consumption</text:span><text:span text:style-name="T3"> overschrijdt </text:span><text:span text:style-name="T5">monthly_peak + buffer</text:span><text:span text:style-name="T3">. Tesla staat aan. <text:s text:c="64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Berekening: </text:span><text:span text:style-name="T5">new_a = floor((current_w − excess) / voltage)</text:span><text:span text:style-name="T3">. <text:s text:c="96"/></text:span></text:p>
      <text:p text:style-name="P1" loext:marker-style-name="T1"><text:span text:style-name="T3"><text:s text:c="60"/></text:span></text:p>
      <text:p text:style-name="P1" loext:marker-style-name="T1"><text:span text:style-name="T3"><text:s text:c="2"/>- </text:span><text:span text:style-name="T5">new_a ≥ min_a</text:span><text:span text:style-name="T3">: laadstroom verlagen via set_value (zelfde guards: redundantie, hysteresis, update-interval, rate limiter). <text:s text:c="31"/></text:span></text:p>
      <text:p text:style-name="P1" loext:marker-style-name="T1"><text:span text:style-name="T3"><text:s text:c="2"/>- </text:span><text:span text:style-name="T5">new_a &lt; min_a</text:span><text:span text:style-name="T3">: Tesla volledig uitschakelen (zie scenario 10).</text:span></text:p>
      <text:p text:style-name="P1" loext:marker-style-name="T1"><text:span text:style-name="T3"><text:s text:c="157"/></text:span></text:p>
      <text:p text:style-name="P1" loext:marker-style-name="T1"><text:span text:style-name="T3"><text:s text:c="2"/>--- <text:s text:c="54"/></text:span></text:p>
      <text:p text:style-name="P1" loext:marker-style-name="T1"><text:span text:style-name="T3"><text:s text:c="2"/></text:span><text:span text:style-name="T4">10. Piek dreigt, laadstroom te laag → Tesla uitschakelen</text:span><text:span text:style-name="T3"> <text:s text:c="98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- </text:span><text:span text:style-name="T4">Redundantiecheck:</text:span><text:span text:style-name="T3"> </text:span><text:span text:style-name="T5">last_switch_state == False</text:span><text:span text:style-name="T3"> → al uit, </text:span><text:span text:style-name="T5">return excess − current_w</text:span><text:span text:style-name="T3"> (vermogen telt al niet mee).</text:span></text:p>
      <text:p text:style-name="P1" loext:marker-style-name="T1"><text:span text:style-name="T3"><text:s text:c="2"/>- </text:span><text:span text:style-name="T4">Rate limiter</text:span><text:span text:style-name="T3"> → blok. <text:s text:c="132"/></text:span></text:p>
      <text:p text:style-name="P1" loext:marker-style-name="T1"><text:span text:style-name="T3"><text:s text:c="2"/>- </text:span><text:span text:style-name="T5">switch.turn_off</text:span><text:span text:style-name="T3">, rate limiter +1. <text:s text:c="22"/></text:span></text:p>
      <text:p text:style-name="P1" loext:marker-style-name="T1"><text:span text:style-name="T3"><text:s text:c="2"/>- </text:span><text:span text:style-name="T5">number.set_value</text:span><text:span text:style-name="T3"> naar </text:span><text:span text:style-name="T5">min_a</text:span><text:span text:style-name="T3"> (als current entity aanwezig), rate limiter +1. <text:s text:c="77"/></text:span></text:p>
      <text:p text:style-name="P1" loext:marker-style-name="T1"><text:span text:style-name="T3"><text:s text:c="2"/>- </text:span><text:span text:style-name="T5">peak_tracker.record_pending_avoid(nominal_kw = current_w / 1000)</text:span><text:span text:style-name="T3">. <text:s text:c="87"/></text:span></text:p>
      <text:p text:style-name="P1" loext:marker-style-name="T1"><text:span text:style-name="T3"><text:s text:c="2"/>- Snapshot aangemaakt (</text:span><text:span text:style-name="T5">original_state = "on"</text:span><text:span text:style-name="T3">), </text:span><text:span text:style-name="T5">guard.state = IDLE</text:span><text:span text:style-name="T3">, </text:span><text:span text:style-name="T5">turned_off_by_pg = True</text:span><text:span text:style-name="T3">. <text:s text:c="63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--- <text:s text:c="151"/></text:span></text:p>
      <text:p text:style-name="P1" loext:marker-style-name="T1"><text:span text:style-name="T3"><text:s text:c="2"/></text:span><text:span text:style-name="T4">11. Piek voorbij → Tesla herstellen (piekbeperking)</text:span><text:span text:style-name="T3"> <text:s text:c="103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4">Trigger:</text:span><text:span text:style-name="T3"> </text:span><text:span text:style-name="T5">consumption &lt; monthly_peak + buffer</text:span><text:span text:style-name="T3">, snapshot </text:span><text:span text:style-name="T5">original_state = "on"</text:span><text:span text:style-name="T3"> aanwezig.</text:span></text:p>
      <text:p text:style-name="P1" loext:marker-style-name="T1"><text:span text:style-name="T3"><text:s text:c="157"/></text:span></text:p>
      <text:p text:style-name="P1" loext:marker-style-name="T1"><text:span text:style-name="T3"><text:s text:c="2"/></text:span><text:span text:style-name="T5">check_restore</text:span><text:span text:style-name="T3"> → </text:span><text:span text:style-name="T5">ev_guard.restore(cascade_type = "peak")</text:span><text:span text:style-name="T3">. <text:s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- Schakelaar terug aan als nog uit. <text:s text:c="119"/></text:span></text:p>
      <text:p text:style-name="P1" loext:marker-style-name="T1"><text:span text:style-name="T3"><text:s text:c="2"/>- Laadstroom herstellen naar </text:span><text:span text:style-name="T5">min(original_current, max_a)</text:span><text:span text:style-name="T3">.</text:span></text:p>
      <text:p text:style-name="P1" loext:marker-style-name="T1"><text:span text:style-name="T3"><text:s text:c="2"/>- </text:span><text:span text:style-name="T5">peak_tracker.start_measurement_on_turnon(...)</text:span><text:span text:style-name="T3"> gestart. <text:s text:c="98"/></text:span></text:p>
      <text:p text:style-name="P1" loext:marker-style-name="T1"><text:span text:style-name="T3"><text:s text:c="2"/>- </text:span><text:span text:style-name="T5">guard.state = CHARGING</text:span><text:span text:style-name="T3">, </text:span><text:span text:style-name="T5">turned_on_at = now</text:span><text:span text:style-name="T3">, </text:span><text:span text:style-name="T5">surplus_history.clear()</text:span><text:span text:style-name="T3">. <text:s text:c="84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Daarna wacht de </text:span><text:span text:style-name="T5">_check_power_drop</text:span><text:span text:style-name="T3">-logica op een vermogensdaling die overeenkomt met het nominaal vermogen van de Tesla (±10 % tolerantie). Als die daling <text:s/></text:span></text:p>
      <text:p text:style-name="P1" loext:marker-style-name="T1"><text:span text:style-name="T3"><text:s text:c="2"/>gedetecteerd wordt: </text:span><text:span text:style-name="T5">peak_tracker.complete_peak_calculation(...)</text:span><text:span text:style-name="T3"> → kW vermeden + € besparing berekend. <text:s text:c="53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--- <text:s text:c="54"/></text:span></text:p>
      <text:p text:style-name="P1" loext:marker-style-name="T1"><text:span text:style-name="T3"><text:s text:c="2"/></text:span><text:span text:style-name="T4">Rate limiter — cross-cutting concern</text:span></text:p>
      <text:p text:style-name="P1" loext:marker-style-name="T1"><text:span text:style-name="T3"><text:s text:c="157"/></text:span></text:p>
      <text:p text:style-name="P1" loext:marker-style-name="T1"><text:span text:style-name="T3"><text:s text:c="2"/>De rate limiter is </text:span><text:span text:style-name="T4">globaal</text:span><text:span text:style-name="T3"> voor alle EV API-calls (turn_on, turn_off, set_value). Elke succesvolle servicecall verhoogt de teller. Bij </text:span><text:span text:style-name="T5">≥ 12 calls in 600 s</text:span><text:span text:style-name="T3">:</text:span></text:p>
      <text:p text:style-name="P1" loext:marker-style-name="T1"><text:span text:style-name="T3"><text:s text:c="157"/></text:span></text:p>
      <text:p text:style-name="P1" loext:marker-style-name="T1"><text:span text:style-name="T3"><text:s text:c="2"/>- </text:span><text:span text:style-name="T5">turn_on</text:span><text:span text:style-name="T3"> in solar-pad: </text:span><text:span text:style-name="T5">return excess</text:span><text:span text:style-name="T3"> (geen actie, volgende cyclus herprobeert). <text:s text:c="74"/></text:span></text:p>
      <text:p text:style-name="P1" loext:marker-style-name="T1"><text:span text:style-name="T3"><text:s text:c="2"/>- </text:span><text:span text:style-name="T5">turn_off</text:span><text:span text:style-name="T3"> in peak-pad: </text:span><text:span text:style-name="T5">return excess</text:span><text:span text:style-name="T3"> (piek niet opgelost — ernstig). <text:s text:c="85"/></text:span></text:p>
      <text:p text:style-name="P1" loext:marker-style-name="T1"><text:span text:style-name="T3"><text:s text:c="2"/>- </text:span><text:span text:style-name="T5">set_value</text:span><text:span text:style-name="T3"> in beide paden: overgeslagen, huidige waarde aangehouden. <text:s text:c="85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Na een </text:span><text:span text:style-name="T5">HomeAssistantError</text:span><text:span text:style-name="T3"> op turn_on: rate limiter wordt </text:span><text:span text:style-name="T4">niet</text:span><text:span text:style-name="T3"> verhoogd. <text:s text:c="83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--- <text:s text:c="151"/></text:span></text:p>
      <text:p text:style-name="P1" loext:marker-style-name="T1"><text:span text:style-name="T3"><text:s text:c="2"/></text:span><text:span text:style-name="T4">Overzicht guards in volgorde (solar-pad, EV uit)</text:span><text:span text:style-name="T3"> <text:s text:c="9"/></text:span></text:p>
      <text:p text:style-name="P1" loext:marker-style-name="T1"><text:span text:style-name="T3"><text:s text:c="157"/></text:span></text:p>
      <text:p text:style-name="P1" loext:marker-style-name="T1"><text:span text:style-name="T3"><text:s text:c="2"/>surplus ≥ 0 W <text:s text:c="15"/>→ injectie-check niet gerund</text:span></text:p>
      <text:p text:style-name="P1" loext:marker-style-name="T1"><text:span text:style-name="T3"><text:s text:c="2"/>surplus &gt; 0, maar &lt; 230 W <text:s text:c="3"/>→ start-drempel blokkeert <text:s text:c="100"/></text:span></text:p>
      <text:p text:style-name="P1" loext:marker-style-name="T1"><text:span text:style-name="T3"><text:s text:c="2"/>kabel niet herkend <text:s text:c="10"/>→ CABLE_DISCONNECTED, geblokkeerd <text:s text:c="92"/></text:span></text:p>
      <text:p text:style-name="P1" loext:marker-style-name="T1"><text:span text:style-name="T3"><text:s text:c="2"/>EV niet thuis <text:s text:c="15"/>→ IDLE, geblokkeerd <text:s text:c="106"/></text:span></text:p>
      <text:p text:style-name="P1" loext:marker-style-name="T1"><text:span text:style-name="T3"><text:s text:c="2"/>debounce onvolledig <text:s text:c="9"/>→ WAITING_FOR_STABLE <text:s text:c="105"/></text:span></text:p>
      <text:p text:style-name="P1" loext:marker-style-name="T1"><text:span text:style-name="T3"><text:s text:c="2"/>min OFF cooldown actief <text:s text:c="5"/>→ IDLE, geblokkeerd (max 5 min) <text:s text:c="94"/></text:span></text:p>
      <text:p text:style-name="P1" loext:marker-style-name="T1"><text:span text:style-name="T3"><text:s text:c="2"/>Tesla slaapt, geen wake-up <text:s text:c="2"/>→ start-poging mislukt (HomeAssistantError) <text:s text:c="82"/></text:span></text:p>
      <text:p text:style-name="P1" loext:marker-style-name="T1"><text:span text:style-name="T3"><text:s text:c="2"/>Tesla slaapt, wake-up loopt <text:s/>→ SLEEPING, max 15 s wachten <text:s text:c="97"/></text:span></text:p>
      <text:p text:style-name="P1" loext:marker-style-name="T1"><text:span text:style-name="T3"><text:s text:c="2"/>rate limiter vol <text:s text:c="12"/>→ overgeslagen <text:s text:c="111"/></text:span></text:p>
      <text:p text:style-name="P1" loext:marker-style-name="T1"><text:span text:style-name="T3"><text:s text:c="2"/>→ turn_on + set_value <text:s text:c="7"/>→ CHARGING <text:s text:c="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ndaleMono" svg:font-family="AndaleMono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6T19:16:14.300607000</meta:creation-date>
    <dc:date>2026-04-26T19:17:27.952028000</dc:date>
    <meta:editing-duration>PT1M18S</meta:editing-duration>
    <meta:editing-cycles>1</meta:editing-cycles>
    <meta:document-statistic meta:table-count="0" meta:image-count="0" meta:object-count="0" meta:page-count="3" meta:paragraph-count="246" meta:word-count="1455" meta:character-count="33654" meta:non-whitespace-character-count="10367"/>
    <meta:generator>LibreOffice/25.2.4.3$MacOSX_X86_64 LibreOffice_project/33e196637044ead23f5c3226cde09b47731f7e27</meta:generator>
  </office:meta>
</office:document-meta>
</file>